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3799676934190.1" style:family="table-column">
      <style:table-column-properties style:rel-column-width="42900*"/>
    </style:style>
    <style:style style:name="AppyTable13799676934190.2" style:family="table-column">
      <style:table-column-properties style:rel-column-width="22100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>
          <text:p text:style-name="podNumberItem">    aaaa
    </text:p>
        </text:list-item>
        <text:list-item>
          <text:list text:style-name="podNumberedList" text:continue-numbering="false">
            <text:list-item>
              <text:p text:style-name="podNumberItem">        Azerty</text:p>
            </text:list-item>
            <text:list-item>
              <text:p text:style-name="podNumberItem">        aaaa</text:p>
            </text:list-item>
          </text:list>
        </text:list-item>
        <text:list-item>
          <text:p text:style-name="podNumberItem">    
    
    edzfrgh</text:p>
        </text:list-item>
        <text:list-item>
          <text:p text:style-name="podNumberItem">    Kupu</text:p>
        </text:list-item>
      </text:list>
      <table:table table:name="AppyTable13799676934190" table:style-name="podTable">
        <table:table-column table:style-name="AppyTable13799676934190.1"/>
        <table:table-column table:style-name="AppyTable13799676934190.2"/>
        <table:table-row>
          <table:table-cell table:style-name="podCell">
            <text:p text:style-name="Appy_Table_Content">    
        
            a</text:p>
          </table:table-cell>
          <table:table-cell table:style-name="podCell">
            <text:p text:style-name="Appy_Table_Content">            b</text:p>
          </table:table-cell>
        </table:table-row>
        <table:table-row>
          <table:table-cell table:style-name="podCell">
            <text:p text:style-name="Appy_Table_Content">        
        
            x</text:p>
          </table:table-cell>
          <table:table-cell table:style-name="podCell">
            <text:p text:style-name="Appy_Table_Content">            vvv</text:p>
          </table:table-cell>
        </table:table-row>
        <table:table-row>
          <table:table-cell table:style-name="podCell">
            <text:p text:style-name="Appy_Table_Content">        
        
            bbb</text:p>
          </table:table-cell>
          <table:table-cell table:style-name="podCell">
            <text:p text:style-name="Appy_Table_Content">            vvvvv</text:p>
          </table:table-cell>
        </table:table-row>
      </table:table>
      <text:p>        
    

 </text:p>
      <text:p>hghdghghgh</text:p>
      <text:list text:style-name="podBulletedList">
        <text:list-item>
          <text:p text:style-name="podBulletItem">    aaa</text:p>
        </text:list-item>
        <text:list-item>
          <text:p text:style-name="podBulletItem">     </text:p>
        </text:list-item>
        <text:list-item>
          <text:p text:style-name="podBulletItem">    bvbb</text:p>
        </text:list-item>
      </text:list>
      <text:list text:style-name="podNumberedList" text:continue-numbering="false">
        <text:list-item>
          <text:p text:style-name="podNumberItem">    regrg</text:p>
        </text:list-item>
        <text:list-item>
          <text:p text:style-name="podNumberItem">     </text:p>
        </text:list-item>
      </text:list>
      <text:p>vghriqghrghgfd  hgkll hgjkf lghjfkd slhgjfd klhgjfds klghjfds s&amp;é@èù  vghriqghrghgfd  hgkll hgjkf lghjfkd slhgjfd klhgjfds klghjfds s&amp;é@èù vghriqghrghgfd  hgkll hgjkf lghjfkd slhgjfd klhgjfds klghjfds s&amp;é@èù vghriqghrghgfd  hgkll hgjkf lghjfkd slhgjfd klhgjfds klghjfds s&amp;é@èù vghriqghrghgfd  hgkll hgjkf lghjfkd slhgjfd klhgjfds klghjfds s&amp;é@èù vghriqghrghgfd  hgkll hgjkf lghjfkd slhgjfd klhgjfds klghjfds s&amp;é@èù vghriqghrghgfd  hgkll hgjkf lghjfkd slhgjfd klhgjfds klghjfds s&amp;é@èù</text:p>
      <text:p> </text:p>
      <text:p>vghriqghrghgfd  hgkll hgjkf lghjfkd slhgjfd klhgjfds klghjfds s&amp;é@èù  vghriqghrghgfd  hgkll hgjkf lghjfkd slhgjfd klhgjfds klghjfds s&amp;é@èù vghriqghrghgfd  hgkll hgjkf lghjfkd slhgjfd klhgjfds klghjfds s&amp;é@èù vghriqghrghgfd  hgkll hgjkf lghjfkd slhgjfd klhgjfds klghjfds s&amp;é@èù vghriqghrghgfd  hgkll hgjkf lghjfkd slhgjfd klhgjfds klghjfds s&amp;é@èù vghriqghrghgfd  hgkll hgjkf lghjfkd slhgjfd klhgjfds klghjfds s&amp;é@èù vghriqghrghgfd  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